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A3B</text:p>
      <text:p text:style-name="P8">Designdokument</text:p>
      <text:p text:style-name="P9">version 1.0</text:p>
      <text:p text:style-name="P8"/>
      <text:p text:style-name="P10">Andersson, Adam, adaan690</text:p>
      <text:p text:style-name="P10">Andersson, Conny, conan414</text:p>
      <text:p text:style-name="P10">Andersson, Martin, maran703</text:p>
      <text:p text:style-name="P10">Bolin, Andreas, andbo467</text:p>
      <text:p text:style-name="P5"/>
      <text:p text:style-name="P5">2012-11-09</text:p>
      <text:p text:style-name="P5"/>
      <text:p text:style-name="P5"/>
      <text:p text:style-name="P5"/>
      <text:p text:style-name="P6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2">Innehållsförteckning</text:p>
          </text:index-title>
          <text:p text:style-name="P1">1. Inledning<text:tab/>3</text:p>
          <text:p text:style-name="P1">2. Klassdiagram<text:tab/>4</text:p>
          <text:p text:style-name="P1">3. Klassbeskrivning<text:tab/>5</text:p>
        </text:index-body>
      </text:table-of-content>
      <text:p text:style-name="P4"/>
      <text:p text:style-name="P11"><text:toc-mark-start text:id="IMark524221172" text:outline-level="1"/>1. Inledning<text:toc-mark-end text:id="IMark524221172"/></text:p>
      <text:p text:style-name="P4"/>
      <text:p text:style-name="P3">Detta dokument är en objektorienterad analys av vårt system. Projektet utförs i kursen TDDC76 <text:span text:style-name="T1">Programmering och datastrukturer, </text:span>vid Linköpings Tekniska Högskola.</text:p>
      <text:p text:style-name="P3"/>
      <text:p text:style-name="P3">Systemet är ett bokningssystem för fordon med ett grafiskt gränssnitt mot operatören. I bokningssystemet ska man kunna boka fordon och även kunna hantera in- och utlämning av fordon.</text:p>
      <text:p text:style-name="P3">Vidare ska man även kunna söka fram bokningar och fordon. En databas kommer användas för bokningar samt en för fordon. Systemet ska täcka administrationsbehovet för en mindre uthyrningsstation.</text:p>
      <text:p text:style-name="P4"/>
      <text:p text:style-name="P3"/>
      <text:p text:style-name="P12"><text:toc-mark text:string-value="2. Klassdiagram" text:outline-level="1"/>2. Klassdiagram<text:line-break/></text:p>
      <text:p text:style-name="P3">Nedan följer ett klassdiagram för vårt system. Observera att samtliga pilar/trianglar anger association samt att alla relationer är angivna med riktning.</text:p>
      <text:p text:style-name="P3"/>
      <text:p text:style-name="P12"><text:toc-mark-start text:id="IMark524221172" text:outline-level="1"/>3. Klassbeskrivning<text:toc-mark-end text:id="IMark5242211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8T08:13:34</dc:date>
    <dc:creator>Martin Andersson</dc:creator>
    <meta:editing-duration>PT2M59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5" meta:paragraph-count="20" meta:word-count="133" meta:character-count="950"/>
  </office:meta>
</office:document-meta>
</file>